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RNELIUS, RELIGIOUS SINNER IN CAESAREA (10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RNELIUS, RELIGIOUS SINNER IN CAESAREA (10:1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veneration for God (1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isitation from God (10:3-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visitation from God (10:3-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messenger (10:3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message (10:5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CORNELIUS, RELIGIOUS SINNER IN CAESAREA (10:1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veneration for God (10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visitation from God (10:3-8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ACTS 1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CORNELIUS, RELIGIOUS SINNER IN CAESAREA (10:1-8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PETER, RELUCTANT SOULWINNER IN JOPPA (10:9-23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PETER, RELUCTANT SOULWINNER IN JOPPA (10:9-23)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three visions upstairs (10:9-17a):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three visions upstairs (10:9-17a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tents (10:9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ommand (10:13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ommand (10:13-16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God's order (10:1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eter's objection (10: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od's overrule (10:15-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hree visions upstairs (10:9-17a):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ntents (10:9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mmand (10:13-1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confusion (10:17a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PETER, RELUCTANT SOULWINNER IN JOPPA (10:9-23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three visions upstairs (10:9-17a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three visitors downstairs (10:17b-2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ACTS 10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CORNELIUS, RELIGIOUS SINNER IN CAESAREA (10:1-8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ETER, RELUCTANT SOULWINNER IN JOPPA (10:9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CORNELIUS AND PETER, REDEEMED SAINTS IN CHRIST (10:24-4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-title-Title-Slide" presentation:presentation-page-layout-name="Master1-PPL1" draw:id="Slide-267">
        <draw:frame draw:id="id105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CORNELIUS AND PETER, REDEEMED SAINTS IN CHRIST (10:24-48)<text:s text:c="1"/></text:span><text:span text:style-name="a596" text:class-names=""/></text:p>
          </draw:text-box>
          <svg:title/>
          <svg:desc/>
        </draw:frame>
        <draw:frame draw:id="id106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The conversation with Cornelius (10:24-35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conversation with Cornelius (10:24-35)<text:s text:c="1"/></text:span><text:span text:style-name="a606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reception (10:24-26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view (10:27-3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realization (10:34-3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CORNELIUS AND PETER, REDEEMED SAINTS IN CHRIST (10:24-48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conversation with Cornelius (10:24-35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clarification to Cornelius (10:36-4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clarification to Cornelius (10:36-43):<text:s text:c="1"/></text:span><text:span text:style-name="a639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e talks about the message of the gospel (10:36-37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talks about the Messiah of the gospel (10:38, 43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e talks about the ministers of the gospel (10:39-42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CORNELIUS AND PETER, REDEEMED SAINTS IN CHRIST (10:24-48)<text:s text:c="1"/></text:span><text:span text:style-name="a657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conversation with Cornelius (10:24-35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clarification to Cornelius (10:36-4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onversion of Cornelius (10:44-48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conversion of Cornelius (10:44-48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heavenly baptizer (10:44-45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earthly baptizer (10:46-4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CORNELIUS AND PETER, REDEEMED SAINTS IN CHRIST (10:24-48)<text:s text:c="1"/></text:span><text:span text:style-name="a690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conversation with Cornelius (10:24-3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larification to Cornelius (10:36-4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version of Cornelius (10:44-4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ACTS 10<text:s text:c="1"/></text:span><text:span text:style-name="a708" text:class-names=""/></text:p>
          </draw:text-box>
          <svg:title/>
          <svg:desc/>
        </draw:frame>
        <draw:frame draw:id="id120" presentation:style-name="a723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CORNELIUS, RELIGIOUS SINNER IN CAESAREA (10:1-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PETER, RELUCTANT SOULWINNER IN JOPPA (10:9-2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CORNELIUS AND PETER, REDEEMED SAINTS IN CHRIST (10:24-48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0 </dc:title>
    <meta:initial-creator>David STRICKLAND</meta:initial-creator>
    <dc:creator>David STRICKLAND</dc:creator>
    <meta:creation-date>2020-02-23T23:10:58Z</meta:creation-date>
    <dc:date>2020-02-23T23:10:59Z</dc:date>
    <meta:template xlink:href="BibleStudy" xlink:type="simple"/>
    <meta:editing-cycles>1</meta:editing-cycles>
    <meta:editing-duration>PT0S</meta:editing-duration>
    <meta:document-statistic meta:paragraph-count="62" meta:word-count="485"/>
  </office:meta>
</office:document-meta>
</file>